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Testing thumbnail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nagora</text:p>
              </text:list-item>
            </text:list>
            <text:p/>
            <text:p>Testing thumbnail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2-04T17:29:39</meta:creation-date>
    <dc:language>fi-FI</dc:language>
    <meta:editing-cycles>2</meta:editing-cycles>
    <meta:editing-duration>PT00H00M15S</meta:editing-duration>
    <dc:date>2010-02-04T17:29:51</dc:date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lossy.otp"/>
  </office:meta>
</office:document-meta>
</file>